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top="0cm" fo:margin-bottom="0.3cm" loext:contextual-spacing="false"/>
      <style:text-properties style:font-name="Arial" fo:font-size="14pt" style:font-size-asian="14pt" style:font-size-complex="14pt"/>
    </style:style>
    <style:style style:name="P4" style:family="paragraph" style:parent-style-name="rzymskie1" style:list-style-name="rzymskie1"/>
    <style:style style:name="P5" style:family="paragraph" style:parent-style-name="rzymskie1" style:list-style-name="rzymskie1">
      <style:text-properties officeooo:paragraph-rsid="0011e971"/>
    </style:style>
    <style:style style:name="P6" style:family="paragraph" style:parent-style-name="arabskie2" style:list-style-name="arabskie2"/>
    <style:style style:name="P7" style:family="paragraph" style:parent-style-name="arabskie2" style:list-style-name="arabskie2" style:master-page-name="">
      <loext:graphic-properties draw:fill="none"/>
      <style:paragraph-properties fo:margin-left="1.27cm" fo:margin-right="0cm" fo:text-indent="-0.64cm" style:auto-text-indent="false" style:page-number="auto" fo:background-color="transparent" style:writing-mode="page"/>
    </style:style>
    <style:style style:name="P8" style:family="paragraph" style:parent-style-name="lacinskie2" style:list-style-name="lacinskie2"/>
    <style:style style:name="P9" style:family="paragraph" style:parent-style-name="lacinskie2" style:list-style-name="lacinskie2">
      <style:paragraph-properties fo:margin-top="0.049cm" fo:margin-bottom="0cm" loext:contextual-spacing="false"/>
    </style:style>
    <style:style style:name="P10" style:family="paragraph" style:parent-style-name="arabskie3" style:list-style-name="arabskie3"/>
    <style:style style:name="P11" style:family="paragraph" style:parent-style-name="arabskie3" style:list-style-name="arabskie3">
      <style:paragraph-properties fo:margin-top="0.101cm" fo:margin-bottom="0cm" loext:contextual-spacing="false"/>
    </style:style>
    <style:style style:name="P12" style:family="paragraph" style:parent-style-name="lacinskie4" style:list-style-name="lacinskie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8a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PREZENTACJI NA WEWNĘTRZNY USTNY EGZAMIN MATURALNY</text:p>
      <text:p text:style-name="P3">Z JĘZYKA POLSKIEGO W ROKU SZKOLNYM 2006/2007 </text:p>
      <text:p text:style-name="Standard">Magdalena Barańska, klasa 3d</text:p>
      <text:p text:style-name="Standard"><text:span text:style-name="T1">Temat:</text:span> Różne oblicza władców. Porównaj wybrane portrety w oparciu o teksty dramatyczne.</text:p>
      <text:list xml:id="list409777938" text:style-name="rzymskie1">
        <text:list-item>
          <text:p text:style-name="P4">Literatura podmiotu:</text:p>
        </text:list-item>
      </text:list>
      <text:list xml:id="list3936477692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44112836843699" text:continue-list="list409777938" text:style-name="rzymskie1">
        <text:list-item>
          <text:p text:style-name="P4">Literatura przedmiotu:</text:p>
        </text:list-item>
      </text:list>
      <text:list xml:id="list44114463170985" text:continue-list="list3936477692" text:style-name="arabskie2">
        <text:list-item text:start-value="1"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7">Ryś Anna, Antygona Sofoklesa, Wydawnictwo Marek Rożak, Gdańsk 1994, s. 29- 42.</text:p>
        </text:list-item>
      </text:list>
      <text:list xml:id="list44112889576117" text:continue-list="list44112836843699" text:style-name="rzymskie1">
        <text:list-item>
          <text:p text:style-name="P5">Ramowy plan wypowiedzi:</text:p>
        </text:list-item>
      </text:list>
      <text:list xml:id="list2683183950" text:style-name="lacinskie2">
        <text:list-item>
          <text:p text:style-name="P9">Wstęp</text:p>
        </text:list-item>
      </text:list>
      <text:list xml:id="list3703613897" text:style-name="arabskie3">
        <text:list-item>
          <text:list>
            <text:list-item>
              <text:p text:style-name="P10">Rozważania dotyczące* osób sprawujących władzę oraz* sposobów rządzenia.</text:p>
            </text:list-item>
            <text:list-item>
              <text:p text:style-name="P11">"Ksiażę" Niccolo Machiavellego jako punkt odniesienia do analizy postępowania przedstawionych bohaterów – władców.</text:p>
            </text:list-item>
          </text:list>
        </text:list-item>
      </text:list>
      <text:list xml:id="list44113296706579" text:continue-list="list2683183950" text:style-name="lacinskie2">
        <text:list-item>
          <text:p text:style-name="P8">Kolejność prezentowanych argumentów (treści)</text:p>
        </text:list-item>
      </text:list>
      <text:list xml:id="list44114366104162" text:continue-list="list3703613897" text:style-name="arabskie3">
        <text:list-item>
          <text:list>
            <text:list-item text:start-value="1">
              <text:p text:style-name="P10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10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10">Zróżnicowanie* oceny postępowania Kreona jako:</text:p>
            </text:list-item>
          </text:list>
        </text:list-item>
      </text:list>
      <text:list xml:id="list3823250623" text:style-name="lacinskie4">
        <text:list-item>
          <text:list>
            <text:list-item>
              <text:list>
                <text:list-item>
                  <text:p text:style-name="P12">władcy – tyrana i despoty surowo egzekwującego wydane prawa i rozkazy,</text:p>
                </text:list-item>
                <text:list-item>
                  <text:p text:style-name="P12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44113751808125" text:continue-list="list44114366104162" text:style-name="arabskie3">
        <text:list-item>
          <text:list>
            <text:list-item>
              <text:p text:style-name="P10">Sylwetka bezwzględnego Makbeta – władcy zbrodniarza zaślepionego namiętnością władzy, ale bezustannego borykającego się z wyrzutami sumienia:</text:p>
            </text:list-item>
          </text:list>
        </text:list-item>
      </text:list>
      <text:list xml:id="list44112786225571" text:continue-list="list3823250623" text:style-name="lacinskie4">
        <text:list-item>
          <text:list>
            <text:list-item>
              <text:list>
                <text:list-item text:start-value="1">
                  <text:p text:style-name="P12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44113397624273" text:continue-list="list44113296706579" text:style-name="lacinskie2">
        <text:list-item>
          <text:p text:style-name="P8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44113994951471" text:continue-list="list44112889576117" text:style-name="rzymskie1">
        <text:list-item>
          <text:p text:style-name="P4">Materiały pomocnicze</text:p>
        </text:list-item>
      </text:list>
      <text:list xml:id="list44114536207194" text:continue-list="list44114463170985" text:style-name="arabskie2">
        <text:list-item text:start-value="1">
          <text:p text:style-name="P6">kartka z cytatami,</text:p>
        </text:list-item>
        <text:list-item>
          <text:p text:style-name="P6">prezentacja multimedialna.</text:p>
        </text:list-item>
      </text:list>
      <text:p text:style-name="P1">Podpis zdającego</text:p>
      <text:p text:style-name="P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 style:list-style-name="rzymskie1">
      <loext:graphic-properties draw:fill="none" draw:fill-color="#729fcf"/>
      <style:paragraph-properties fo:margin-left="0.7cm" fo:margin-right="0cm" fo:margin-top="0.199cm" fo:margin-bottom="0cm" loext:contextual-spacing="false" fo:text-indent="-0.7cm" style:auto-text-indent="false" fo:background-color="transparent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 style:list-style-name="arabskie2">
      <style:paragraph-properties fo:margin-top="0.049cm" fo:margin-bottom="0cm" loext:contextual-spacing="false" style:writing-mode="page"/>
    </style:style>
    <style:style style:name="lacinskie2" style:family="paragraph" style:parent-style-name="Standard" style:list-style-name="lacinskie2">
      <style:paragraph-properties fo:margin-top="0.049cm" fo:margin-bottom="0cm" loext:contextual-spacing="false" style:writing-mode="page"/>
    </style:style>
    <style:style style:name="arabskie3" style:family="paragraph" style:parent-style-name="Standard" style:list-style-name="arabskie3">
      <style:paragraph-properties fo:margin-top="0.049cm" fo:margin-bottom="0cm" loext:contextual-spacing="false"/>
    </style:style>
    <style:style style:name="lacinskie4" style:family="paragraph" style:parent-style-name="Standard" style:list-style-name="lacinskie4">
      <style:paragraph-properties fo:margin-top="0.049cm" fo:margin-bottom="0cm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37.572289975</meta:creation-date>
    <dc:date>2017-10-30T04:41:12.668808937</dc:date>
    <meta:editing-duration>PT1H3M12S</meta:editing-duration>
    <meta:editing-cycles>15</meta:editing-cycles>
    <meta:generator>LibreOffice/5.4.2.2.0$Linux_X86_64 LibreOffice_project/40m0$Build-2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